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KRBJHT+MyriadPro-Bold" svg:font-family="KRBJHT+MyriadPro-Bold"/>
    <style:font-face style:name="JECETV+MyriadPro-It" svg:font-family="JECETV+MyriadPro-It" style:font-family-generic="swiss"/>
    <style:font-face style:name="MyriadPro-Regular" svg:font-family="MyriadPro-Regular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MyriadPro-Regular" fo:font-size="9pt" fo:font-weight="bold" style:font-name-asian="MyriadPro-Regular" style:font-size-asian="9pt" style:font-weight-asian="bold" style:font-name-complex="MyriadPro-Regular" style:font-size-complex="9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MyriadPro-Regular" fo:font-size="9pt" style:font-name-asian="MyriadPro-Regular" style:font-size-asian="9pt" style:font-name-complex="MyriadPro-Regular" style:font-size-complex="9pt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MyriadPro-Regular" fo:font-size="9pt" fo:font-weight="normal" style:font-name-asian="MyriadPro-Regular" style:font-size-asian="9pt" style:font-weight-asian="normal" style:font-name-complex="MyriadPro-Regular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ove the duplicates from unsorted linked list.</text:p>
      <text:p text:style-name="P1"/>
      <text:p text:style-name="P2">Sol#1</text:p>
      <text:p text:style-name="P2"><text:tab/>If buffer is allowed then we can hash the element and then remove the duplicates.</text:p>
      <text:p text:style-name="P2">Sol#2 </text:p>
      <text:p text:style-name="P2"><text:tab/>Sort the linked list using merge sort then remove the duplicates in one scan.</text:p>
      <text:p text:style-name="P2">Sol#3</text:p>
      <text:p text:style-name="P2"><text:tab/>If buffer is not allowed then we have only naive approach. Take each element then remove the <text:tab/>further occurence of that element from the linked list.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KRBJHT+MyriadPro-Bold" svg:font-family="KRBJHT+MyriadPro-Bold"/>
    <style:font-face style:name="JECETV+MyriadPro-It" svg:font-family="JECETV+MyriadPro-It" style:font-family-generic="swiss"/>
    <style:font-face style:name="MyriadPro-Regular" svg:font-family="MyriadPro-Regular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jas </meta:initial-creator>
    <meta:creation-date>2012-11-27T18:39:24</meta:creation-date>
    <dc:date>2012-11-27T19:30:30</dc:date>
    <dc:creator>Tejas </dc:creator>
    <meta:editing-duration>PT00H50M08S</meta:editing-duration>
    <meta:editing-cycles>28</meta:editing-cycles>
    <meta:generator>OpenOffice.org/3.2$Linux OpenOffice.org_project/320m12$Build-9483</meta:generator>
    <meta:document-statistic meta:table-count="0" meta:image-count="0" meta:object-count="0" meta:page-count="1" meta:paragraph-count="7" meta:word-count="65" meta:character-count="374"/>
  </office:meta>
</office:document-meta>
</file>